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2A000000266FF4594533CF6B1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Liberation Serif" svg:font-family="'Liberation Serif'"/>
    <style:font-face style:name="Liberation Sans" svg:font-family="'Liberation Sans'" style:font-family-generic="roman" style:font-pitch="variable"/>
    <style:font-face style:name="Liberation Serif1" svg:font-family="'Liberation Serif'"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79cm" svg:stroke-color="#655d5d" draw:stroke-linejoin="round" svg:stroke-linecap="butt" draw:fill="none" fo:padding-top="0.039cm" fo:padding-bottom="0.039cm" fo:padding-left="0.039cm" fo:padding-right="0.039cm"/>
    </style:style>
    <style:style style:name="gr3" style:family="graphic" style:parent-style-name="standard">
      <style:graphic-properties draw:stroke="solid" svg:stroke-width="0.079cm" svg:stroke-color="#000000" draw:stroke-linejoin="round" svg:stroke-linecap="butt" draw:fill="solid" draw:fill-color="#ffffff" fo:padding-top="0.039cm" fo:padding-bottom="0.039cm" fo:padding-left="0.039cm" fo:padding-right="0.039cm"/>
    </style:style>
    <style:style style:name="gr4" style:family="graphic" style:parent-style-name="standard">
      <style:graphic-properties draw:stroke="solid" svg:stroke-width="0.079cm" svg:stroke-color="#000000" draw:stroke-linejoin="round" svg:stroke-linecap="butt" draw:fill="none" fo:padding-top="0.039cm" fo:padding-bottom="0.039cm" fo:padding-left="0.039cm" fo:padding-right="0.039cm"/>
    </style:style>
    <style:style style:name="gr5" style:family="graphic" style:parent-style-name="standard">
      <style:graphic-properties draw:stroke="none" draw:fill="none" draw:textarea-horizontal-align="left" draw:textarea-vertical-align="top" draw:auto-grow-height="true" draw:auto-grow-width="true" fo:min-height="1.057cm" fo:min-width="1.057cm" fo:padding-top="0cm" fo:padding-bottom="0cm" fo:padding-left="0cm" fo:padding-right="0cm"/>
    </style:style>
    <style:style style:name="gr6" style:family="graphic" style:parent-style-name="standard">
      <style:graphic-properties draw:stroke="solid" svg:stroke-width="0.079cm" svg:stroke-color="#000000" draw:stroke-linejoin="round" svg:stroke-linecap="square" draw:fill="none" fo:padding-top="0.039cm" fo:padding-bottom="0.039cm" fo:padding-left="0.039cm" fo:padding-right="0.039cm"/>
    </style:style>
    <style:style style:name="gr7" style:family="graphic" style:parent-style-name="standard">
      <style:graphic-properties draw:stroke="solid" svg:stroke-width="0.079cm" svg:stroke-color="#000000" draw:stroke-linejoin="miter" svg:stroke-linecap="square" draw:fill="none" fo:padding-top="0.039cm" fo:padding-bottom="0.039cm" fo:padding-left="0.039cm" fo:padding-right="0.039cm"/>
    </style:style>
    <style:style style:name="gr8" style:family="graphic" style:parent-style-name="standard">
      <style:graphic-properties draw:stroke="none" draw:fill="solid" draw:fill-color="#000000"/>
    </style:style>
    <style:style style:name="gr9"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P1" style:family="paragraph">
      <loext:graphic-properties draw:fill="solid" draw:fill-color="#ffffff"/>
    </style:style>
    <style:style style:name="P2" style:family="paragraph">
      <loext:graphic-properties draw:fill="none"/>
    </style:style>
    <style:style style:name="P3" style:family="paragraph">
      <style:paragraph-properties fo:text-align="start" style:writing-mode="lr-tb"/>
    </style:style>
    <style:style style:name="P4" style:family="paragraph">
      <loext:graphic-properties draw:fill="none"/>
      <style:text-properties fo:font-size="30pt" style:font-size-asian="30pt" style:font-size-complex="30pt"/>
    </style:style>
    <style:style style:name="P5" style:family="paragraph">
      <loext:graphic-properties draw:fill="solid" draw:fill-color="#000000"/>
    </style:style>
    <style:style style:name="T1" style:family="text">
      <style:text-properties fo:color="#000000" style:font-name="DejaVu Sans" fo:font-size="30pt" style:font-size-asian="30pt" style:font-name-complex="DejaVu Sans" style:font-size-complex="30pt"/>
    </style:style>
    <style:style style:name="T2" style:family="text">
      <style:text-properties fo:color="#000000" style:font-name="Liberation Serif" fo:font-size="30pt" style:font-size-asian="30pt" style:font-name-complex="Liberation Serif" style:font-size-complex="3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7.996cm" svg:height="15.748cm" svg:x="0cm" svg:y="0cm" svg:viewBox="0 0 27997 15749" draw:points="0,0 27997,0 27997,15749 0,15749">
          <text:p/>
        </draw:polygon>
        <draw:line draw:style-name="gr2" draw:text-style-name="P2" draw:layer="layout" svg:x1="13.336cm" svg:y1="8.636cm" svg:x2="13.183cm" svg:y2="8.693cm">
          <text:p/>
        </draw:line>
        <draw:line draw:style-name="gr2" draw:text-style-name="P2" draw:layer="layout" svg:x1="13.089cm" svg:y1="8.727cm" svg:x2="12.939cm" svg:y2="8.788cm">
          <text:p/>
        </draw:line>
        <draw:line draw:style-name="gr2" draw:text-style-name="P2" draw:layer="layout" svg:x1="12.845cm" svg:y1="8.819cm" svg:x2="12.692cm" svg:y2="8.876cm">
          <text:p/>
        </draw:line>
        <draw:line draw:style-name="gr2" draw:text-style-name="P2" draw:layer="layout" svg:x1="12.598cm" svg:y1="8.914cm" svg:x2="12.449cm" svg:y2="8.968cm">
          <text:p/>
        </draw:line>
        <draw:line draw:style-name="gr2" draw:text-style-name="P2" draw:layer="layout" svg:x1="12.351cm" svg:y1="9.006cm" svg:x2="12.202cm" svg:y2="9.063cm">
          <text:p/>
        </draw:line>
        <draw:line draw:style-name="gr2" draw:text-style-name="P2" draw:layer="layout" svg:x1="12.108cm" svg:y1="9.098cm" svg:x2="11.955cm" svg:y2="9.155cm">
          <text:p/>
        </draw:line>
        <draw:line draw:style-name="gr2" draw:text-style-name="P2" draw:layer="layout" svg:x1="11.861cm" svg:y1="9.189cm" svg:x2="11.712cm" svg:y2="9.247cm">
          <text:p/>
        </draw:line>
        <draw:line draw:style-name="gr2" draw:text-style-name="P2" draw:layer="layout" svg:x1="11.614cm" svg:y1="9.281cm" svg:x2="11.465cm" svg:y2="9.342cm">
          <text:p/>
        </draw:line>
        <draw:line draw:style-name="gr2" draw:text-style-name="P2" draw:layer="layout" svg:x1="11.371cm" svg:y1="9.373cm" svg:x2="11.218cm" svg:y2="9.43cm">
          <text:p/>
        </draw:line>
        <draw:line draw:style-name="gr2" draw:text-style-name="P2" draw:layer="layout" svg:x1="11.124cm" svg:y1="9.468cm" svg:x2="10.974cm" svg:y2="9.529cm">
          <text:p/>
        </draw:line>
        <draw:line draw:style-name="gr2" draw:text-style-name="P2" draw:layer="layout" svg:x1="10.88cm" svg:y1="9.56cm" svg:x2="10.727cm" svg:y2="9.617cm">
          <text:p/>
        </draw:line>
        <draw:line draw:style-name="gr2" draw:text-style-name="P2" draw:layer="layout" svg:x1="10.633cm" svg:y1="9.652cm" svg:x2="10.484cm" svg:y2="9.709cm">
          <text:p/>
        </draw:line>
        <draw:line draw:style-name="gr2" draw:text-style-name="P2" draw:layer="layout" svg:x1="10.386cm" svg:y1="9.743cm" svg:x2="10.237cm" svg:y2="9.804cm">
          <text:p/>
        </draw:line>
        <draw:line draw:style-name="gr2" draw:text-style-name="P2" draw:layer="layout" svg:x1="10.143cm" svg:y1="9.835cm" svg:x2="9.99cm" svg:y2="9.892cm">
          <text:p/>
        </draw:line>
        <draw:line draw:style-name="gr2" draw:text-style-name="P2" draw:layer="layout" svg:x1="9.896cm" svg:y1="9.93cm" svg:x2="9.747cm" svg:y2="9.991cm">
          <text:p/>
        </draw:line>
        <draw:line draw:style-name="gr2" draw:text-style-name="P2" draw:layer="layout" svg:x1="9.649cm" svg:y1="10.022cm" svg:x2="9.5cm" svg:y2="10.079cm">
          <text:p/>
        </draw:line>
        <draw:line draw:style-name="gr2" draw:text-style-name="P2" draw:layer="layout" svg:x1="9.406cm" svg:y1="10.114cm" svg:x2="9.253cm" svg:y2="10.171cm">
          <text:p/>
        </draw:line>
        <draw:line draw:style-name="gr2" draw:text-style-name="P2" draw:layer="layout" svg:x1="9.159cm" svg:y1="10.205cm" svg:x2="9.009cm" svg:y2="10.263cm">
          <text:p/>
        </draw:line>
        <draw:line draw:style-name="gr2" draw:text-style-name="P2" draw:layer="layout" svg:x1="8.915cm" svg:y1="10.297cm" svg:x2="8.763cm" svg:y2="10.358cm">
          <text:p/>
        </draw:line>
        <draw:line draw:style-name="gr2" draw:text-style-name="P2" draw:layer="layout" svg:x1="8.668cm" svg:y1="10.392cm" svg:x2="8.519cm" svg:y2="10.45cm">
          <text:p/>
        </draw:line>
        <draw:line draw:style-name="gr2" draw:text-style-name="P2" draw:layer="layout" svg:x1="8.421cm" svg:y1="10.484cm" svg:x2="8.272cm" svg:y2="10.545cm">
          <text:p/>
        </draw:line>
        <draw:line draw:style-name="gr2" draw:text-style-name="P2" draw:layer="layout" svg:x1="8.178cm" svg:y1="10.576cm" svg:x2="8.025cm" svg:y2="10.633cm">
          <text:p/>
        </draw:line>
        <draw:line draw:style-name="gr2" draw:text-style-name="P2" draw:layer="layout" svg:x1="7.931cm" svg:y1="10.668cm" svg:x2="7.782cm" svg:y2="10.725cm">
          <text:p/>
        </draw:line>
        <draw:line draw:style-name="gr2" draw:text-style-name="P2" draw:layer="layout" svg:x1="7.684cm" svg:y1="10.759cm" svg:x2="7.535cm" svg:y2="10.82cm">
          <text:p/>
        </draw:line>
        <draw:line draw:style-name="gr2" draw:text-style-name="P2" draw:layer="layout" svg:x1="7.441cm" svg:y1="10.854cm" svg:x2="7.288cm" svg:y2="10.912cm">
          <text:p/>
        </draw:line>
        <draw:line draw:style-name="gr2" draw:text-style-name="P2" draw:layer="layout" svg:x1="7.194cm" svg:y1="10.946cm" svg:x2="7.044cm" svg:y2="11.007cm">
          <text:p/>
        </draw:line>
        <draw:line draw:style-name="gr2" draw:text-style-name="P2" draw:layer="layout" svg:x1="6.95cm" svg:y1="11.038cm" svg:x2="6.798cm" svg:y2="11.095cm">
          <text:p/>
        </draw:line>
        <draw:line draw:style-name="gr2" draw:text-style-name="P2" draw:layer="layout" svg:x1="6.703cm" svg:y1="11.13cm" svg:x2="6.554cm" svg:y2="11.187cm">
          <text:p/>
        </draw:line>
        <draw:line draw:style-name="gr2" draw:text-style-name="P2" draw:layer="layout" svg:x1="6.456cm" svg:y1="11.221cm" svg:x2="6.307cm" svg:y2="11.279cm">
          <text:p/>
        </draw:line>
        <draw:line draw:style-name="gr2" draw:text-style-name="P2" draw:layer="layout" svg:x1="6.213cm" svg:y1="11.317cm" svg:x2="6.06cm" svg:y2="11.374cm">
          <text:p/>
        </draw:line>
        <draw:line draw:style-name="gr2" draw:text-style-name="P2" draw:layer="layout" svg:x1="5.966cm" svg:y1="11.408cm" svg:x2="5.817cm" svg:y2="11.466cm">
          <text:p/>
        </draw:line>
        <draw:line draw:style-name="gr2" draw:text-style-name="P2" draw:layer="layout" svg:x1="5.719cm" svg:y1="11.5cm" svg:x2="5.57cm" svg:y2="11.561cm">
          <text:p/>
        </draw:line>
        <draw:line draw:style-name="gr2" draw:text-style-name="P2" draw:layer="layout" svg:x1="5.476cm" svg:y1="11.592cm" svg:x2="5.323cm" svg:y2="11.649cm">
          <text:p/>
        </draw:line>
        <draw:line draw:style-name="gr2" draw:text-style-name="P2" draw:layer="layout" svg:x1="5.229cm" svg:y1="11.684cm" svg:x2="5.08cm" svg:y2="11.741cm">
          <text:p/>
        </draw:line>
        <draw:line draw:style-name="gr2" draw:text-style-name="P2" draw:layer="layout" svg:x1="4.985cm" svg:y1="11.779cm" svg:x2="4.833cm" svg:y2="11.836cm">
          <text:p/>
        </draw:line>
        <draw:line draw:style-name="gr2" draw:text-style-name="P2" draw:layer="layout" svg:x1="4.738cm" svg:y1="11.87cm" svg:x2="4.589cm" svg:y2="11.928cm">
          <text:p/>
        </draw:line>
        <draw:line draw:style-name="gr2" draw:text-style-name="P2" draw:layer="layout" svg:x1="4.491cm" svg:y1="11.962cm" svg:x2="4.342cm" svg:y2="12.023cm">
          <text:p/>
        </draw:line>
        <draw:line draw:style-name="gr2" draw:text-style-name="P2" draw:layer="layout" svg:x1="4.248cm" svg:y1="12.054cm" svg:x2="4.095cm" svg:y2="12.111cm">
          <text:p/>
        </draw:line>
        <draw:line draw:style-name="gr2" draw:text-style-name="P2" draw:layer="layout" svg:x1="4.001cm" svg:y1="12.146cm" svg:x2="3.88cm" svg:y2="12.196cm">
          <text:p/>
        </draw:line>
        <draw:path draw:style-name="gr3" draw:text-style-name="P1" draw:layer="layout" svg:width="0.367cm" svg:height="0.409cm" svg:x="16.675cm" svg:y="12.093cm" svg:viewBox="0 0 368 410" svg:d="M184 410c49 0 95-25 127-61 36-39 57-92 57-145 0-56-21-105-57-144-32-39-78-60-127-60-50 0-95 21-127 60-39 39-57 88-57 144 0 53 18 106 57 145 32 36 77 61 127 61z">
          <text:p/>
        </draw:path>
        <draw:path draw:style-name="gr3" draw:text-style-name="P1" draw:layer="layout" svg:width="0.363cm" svg:height="0.409cm" svg:x="17.582cm" svg:y="11.913cm" svg:viewBox="0 0 364 410" svg:d="M184 410c50 0 96-21 127-60 36-39 53-92 53-145 0-57-17-110-53-145-31-39-77-60-127-60-49 0-95 21-130 60-33 35-54 88-54 145 0 53 21 106 54 145 35 39 81 60 130 60z">
          <text:p/>
        </draw:path>
        <draw:path draw:style-name="gr3" draw:text-style-name="P1" draw:layer="layout" svg:width="0.363cm" svg:height="0.409cm" svg:x="18.489cm" svg:y="11.631cm" svg:viewBox="0 0 364 410" svg:d="M180 410c50 0 96-25 131-60 35-39 53-92 53-145 0-56-18-106-53-141-35-43-81-64-131-64-46 0-92 21-127 64-36 35-53 85-53 141 0 53 17 106 53 145 35 35 81 60 127 60z">
          <text:p/>
        </draw:path>
        <draw:path draw:style-name="gr3" draw:text-style-name="P1" draw:layer="layout" svg:width="0.364cm" svg:height="0.409cm" svg:x="19.395cm" svg:y="11.133cm" svg:viewBox="0 0 365 410" svg:d="M181 410c50 0 95-21 131-60 35-35 53-88 53-144 0-57-18-107-53-146-36-39-81-60-131-60-46 0-95 21-127 60-36 39-54 89-54 146 0 56 18 109 54 144 32 39 81 60 127 60z">
          <text:p/>
        </draw:path>
        <draw:path draw:style-name="gr3" draw:text-style-name="P1" draw:layer="layout" svg:width="0.363cm" svg:height="0.406cm" svg:x="20.302cm" svg:y="10.78cm" svg:viewBox="0 0 364 407" svg:d="M180 407c50 0 96-21 128-61 35-35 56-88 56-145 0-52-21-105-56-141-32-38-78-60-128-60-46 0-95 22-127 60-35 36-53 89-53 141 0 57 18 110 53 145 32 40 81 61 127 61z">
          <text:p/>
        </draw:path>
        <draw:path draw:style-name="gr3" draw:text-style-name="P1" draw:layer="layout" svg:width="0.367cm" svg:height="0.413cm" svg:x="21.205cm" svg:y="10.265cm" svg:viewBox="0 0 368 414" svg:d="M183 414c51 0 97-25 132-60 32-42 53-95 53-149 0-56-21-106-53-145-35-38-81-60-132-60-45 0-95 22-127 60-35 39-56 89-56 145 0 54 21 107 56 149 32 35 82 60 127 60z">
          <text:p/>
        </draw:path>
        <draw:path draw:style-name="gr3" draw:text-style-name="P1" draw:layer="layout" svg:width="0.364cm" svg:height="0.409cm" svg:x="22.115cm" svg:y="9.747cm" svg:viewBox="0 0 365 410" svg:d="M180 410c50 0 96-25 128-60 35-39 57-96 57-149s-22-102-57-141c-32-39-78-60-128-60-49 0-95 21-127 60-35 39-53 88-53 141s18 110 53 149c32 35 78 60 127 60z">
          <text:p/>
        </draw:path>
        <draw:path draw:style-name="gr3" draw:text-style-name="P1" draw:layer="layout" svg:width="0.364cm" svg:height="0.409cm" svg:x="23.018cm" svg:y="9.066cm" svg:viewBox="0 0 365 410" svg:d="M185 410c49 0 95-21 127-60 35-39 53-92 53-141 0-53-18-110-53-149-32-39-78-60-127-60-50 0-96 21-131 60-36 39-54 96-54 149 0 49 18 102 54 141 35 39 81 60 131 60z">
          <text:p/>
        </draw:path>
        <draw:path draw:style-name="gr3" draw:text-style-name="P1" draw:layer="layout" svg:width="0.363cm" svg:height="0.409cm" svg:x="23.925cm" svg:y="8.216cm" svg:viewBox="0 0 364 410" svg:d="M180 410c50 0 96-21 131-60 36-39 53-92 53-145 0-57-17-107-53-145-35-39-81-60-131-60-46 0-92 21-127 60-35 38-53 88-53 145 0 53 18 106 53 145s81 60 127 60z">
          <text:p/>
        </draw:path>
        <draw:path draw:style-name="gr3" draw:text-style-name="P1" draw:layer="layout" svg:width="0.363cm" svg:height="0.406cm" svg:x="24.832cm" svg:y="7.136cm" svg:viewBox="0 0 364 407" svg:d="M184 407c46 0 92-18 127-61 35-35 53-88 53-145 0-53-18-102-53-141-35-42-81-60-127-60-49 0-99 18-131 60-36 39-53 88-53 141 0 57 17 110 53 145 32 43 82 61 131 61z">
          <text:p/>
        </draw:path>
        <draw:path draw:style-name="gr3" draw:text-style-name="P1" draw:layer="layout" svg:width="0.364cm" svg:height="0.409cm" svg:x="25.738cm" svg:y="5.672cm" svg:viewBox="0 0 365 410" svg:d="M180 410c50 0 96-21 132-60 31-35 53-88 53-145 0-53-22-106-53-145-36-39-82-60-132-60-46 0-95 21-127 60-35 39-53 92-53 145 0 57 18 110 53 145 32 39 81 60 127 60z">
          <text:p/>
        </draw:path>
        <draw:path draw:style-name="gr3" draw:text-style-name="P1" draw:layer="layout" svg:width="0.363cm" svg:height="0.413cm" svg:x="26.645cm" svg:y="3.781cm" svg:viewBox="0 0 364 414" svg:d="M181 414c49 0 95-25 130-60 32-39 53-95 53-148s-21-107-53-146c-35-39-81-60-130-60-46 0-96 21-127 60-37 39-54 93-54 146s17 109 54 148c31 35 81 60 127 60z">
          <text:p/>
        </draw:path>
        <draw:line draw:style-name="gr4" draw:text-style-name="P2" draw:layer="layout" svg:x1="16.859cm" svg:y1="12.89cm" svg:x2="16.859cm" svg:y2="13.031cm">
          <text:p/>
        </draw:line>
        <draw:line draw:style-name="gr4" draw:text-style-name="P2" draw:layer="layout" svg:x1="18.669cm" svg:y1="12.89cm" svg:x2="18.669cm" svg:y2="13.031cm">
          <text:p/>
        </draw:line>
        <draw:line draw:style-name="gr4" draw:text-style-name="P2" draw:layer="layout" svg:x1="20.482cm" svg:y1="12.89cm" svg:x2="20.482cm" svg:y2="13.031cm">
          <text:p/>
        </draw:line>
        <draw:line draw:style-name="gr4" draw:text-style-name="P2" draw:layer="layout" svg:x1="22.295cm" svg:y1="12.89cm" svg:x2="22.295cm" svg:y2="13.031cm">
          <text:p/>
        </draw:line>
        <draw:line draw:style-name="gr4" draw:text-style-name="P2" draw:layer="layout" svg:x1="24.105cm" svg:y1="12.89cm" svg:x2="24.105cm" svg:y2="13.031cm">
          <text:p/>
        </draw:line>
        <draw:frame draw:style-name="gr5" draw:text-style-name="P4" draw:layer="layout" svg:width="1.057cm" svg:height="1.233cm" svg:x="16.506cm" svg:y="13.023cm">
          <draw:text-box>
            <text:p text:style-name="P3"><text:span text:style-name="T1">0</text:span></text:p>
          </draw:text-box>
        </draw:frame>
        <draw:line draw:style-name="gr4" draw:text-style-name="P2" draw:layer="layout" svg:x1="25.918cm" svg:y1="12.89cm" svg:x2="25.918cm" svg:y2="13.031cm">
          <text:p/>
        </draw:line>
        <draw:frame draw:style-name="gr5" draw:text-style-name="P4" draw:layer="layout" svg:width="1.057cm" svg:height="1.233cm" svg:x="18.355cm" svg:y="13.023cm">
          <draw:text-box>
            <text:p text:style-name="P3"><text:span text:style-name="T1">2</text:span></text:p>
          </draw:text-box>
        </draw:frame>
        <draw:line draw:style-name="gr4" draw:text-style-name="P2" draw:layer="layout" svg:x1="16.358cm" svg:y1="12.294cm" svg:x2="16.252cm" svg:y2="12.294cm">
          <text:p/>
        </draw:line>
        <draw:frame draw:style-name="gr5" draw:text-style-name="P4" draw:layer="layout" svg:width="1.057cm" svg:height="1.233cm" svg:x="21.95cm" svg:y="13.023cm">
          <draw:text-box>
            <text:p text:style-name="P3"><text:span text:style-name="T1">6</text:span></text:p>
          </draw:text-box>
        </draw:frame>
        <draw:line draw:style-name="gr4" draw:text-style-name="P2" draw:layer="layout" svg:x1="16.358cm" svg:y1="10.615cm" svg:x2="16.252cm" svg:y2="10.615cm">
          <text:p/>
        </draw:line>
        <draw:line draw:style-name="gr4" draw:text-style-name="P2" draw:layer="layout" svg:x1="16.358cm" svg:y1="8.932cm" svg:x2="16.252cm" svg:y2="8.932cm">
          <text:p/>
        </draw:line>
        <draw:line draw:style-name="gr4" draw:text-style-name="P2" draw:layer="layout" svg:x1="16.358cm" svg:y1="7.253cm" svg:x2="16.252cm" svg:y2="7.253cm">
          <text:p/>
        </draw:line>
        <draw:line draw:style-name="gr4" draw:text-style-name="P2" draw:layer="layout" svg:x1="16.358cm" svg:y1="5.573cm" svg:x2="16.252cm" svg:y2="5.573cm">
          <text:p/>
        </draw:line>
        <draw:line draw:style-name="gr4" draw:text-style-name="P2" draw:layer="layout" svg:x1="16.358cm" svg:y1="3.894cm" svg:x2="16.252cm" svg:y2="3.894cm">
          <text:p/>
        </draw:line>
        <draw:frame draw:style-name="gr5" draw:text-style-name="P4" draw:layer="layout" svg:width="1.348cm" svg:height="1.233cm" svg:x="25.217cm" svg:y="13.023cm">
          <draw:text-box>
            <text:p text:style-name="P3"><text:span text:style-name="T1">10</text:span></text:p>
          </draw:text-box>
        </draw:frame>
        <draw:polyline draw:style-name="gr6" draw:text-style-name="P2" draw:layer="layout" svg:width="9.966cm" svg:height="8.333cm" svg:x="16.859cm" svg:y="3.975cm" svg:viewBox="0 0 9967 8334" draw:points="0,8334 99,8320 201,8302 300,8281 402,8260 504,8242 603,8214 702,8186 804,8161 903,8129 1005,8101 1104,8069 1206,8034 1309,8002 1407,7967 1506,7932 1608,7893 1711,7854 1810,7815 1912,7780 2011,7734 2113,7692 2212,7653 2314,7607 2413,7565 2515,7519 2617,7480 2716,7431 2818,7385 2917,7339 3020,7293 3118,7244 3221,7194 3323,7145 3422,7099 3524,7046 3623,6997 3725,6944 3824,6891 3926,6845 4025,6785 4127,6732 4226,6679 4328,6623 4427,6570 4529,6510 4632,6457 4731,6397 4833,6337 4932,6277 5034,6217 5133,6150 5235,6083 5334,6023 5436,5956 5535,5889 5637,5822 5736,5748 5838,5674 5941,5600 6039,5526 6138,5448 6240,5374 6343,5289 6441,5205 6544,5120 6643,5032 6745,4947 6847,4852 6946,4753 7048,4658 7147,4559 7249,4450 7348,4344 7447,4238 7549,4122 7652,4005 7750,3882 7853,3762 7951,3631 8055,3501 8157,3363 8256,3222 8355,3081 8457,2926 8559,2774 8658,2612 8760,2446 8859,2280 8961,2100 9060,1920 9162,1733 9261,1539 9363,1342 9466,1137 9565,922 9663,703 9766,481 9868,248 9967,0">
          <text:p/>
        </draw:polyline>
        <draw:line draw:style-name="gr7" draw:text-style-name="P2" draw:layer="layout" svg:x1="16.394cm" svg:y1="12.852cm" svg:x2="16.34cm" svg:y2="1.227cm">
          <text:p/>
        </draw:line>
        <draw:polygon draw:style-name="gr8" draw:text-style-name="P5" draw:layer="layout" svg:width="0.278cm" svg:height="0.737cm" svg:x="16.203cm" svg:y="0.508cm" svg:viewBox="0 0 279 738" draw:points="279,738 0,738 138,0">
          <text:p/>
        </draw:polygon>
        <draw:line draw:style-name="gr7" draw:text-style-name="P2" draw:layer="layout" svg:x1="16.393cm" svg:y1="12.89cm" svg:x2="27.051cm" svg:y2="12.89cm">
          <text:p/>
        </draw:line>
        <draw:polygon draw:style-name="gr8" draw:text-style-name="P5" draw:layer="layout" svg:width="0.741cm" svg:height="0.282cm" svg:x="27.029cm" svg:y="12.749cm" svg:viewBox="0 0 742 283" draw:points="0,283 0,0 742,142">
          <text:p/>
        </draw:polygon>
        <draw:path draw:style-name="gr3" draw:text-style-name="P1" draw:layer="layout" svg:width="0.166cm" svg:height="0.25cm" svg:x="3.552cm" svg:y="12.153cm" svg:viewBox="0 0 167 251" svg:d="M81 251c21 0 46-14 60-36 18-25 26-57 26-92 0-32-8-63-26-88-14-21-39-35-60-35s-42 14-60 35c-14 25-21 56-21 88 0 35 7 67 21 92 18 22 39 36 60 36z">
          <text:p/>
        </draw:path>
        <draw:path draw:style-name="gr3" draw:text-style-name="P1" draw:layer="layout" svg:width="0.17cm" svg:height="0.25cm" svg:x="3.64cm" svg:y="11.973cm" svg:viewBox="0 0 171 251" svg:d="M85 251c21 0 42-14 60-35 14-25 26-53 26-89 0-35-12-67-26-88-18-25-39-39-60-39s-46 14-60 39c-14 21-25 53-25 88 0 36 11 64 25 89 14 21 39 35 60 35z">
          <text:p/>
        </draw:path>
        <draw:path draw:style-name="gr3" draw:text-style-name="P1" draw:layer="layout" svg:width="0.169cm" svg:height="0.25cm" svg:x="4.434cm" svg:y="11.698cm" svg:viewBox="0 0 170 251" svg:d="M86 251c21 0 42-14 56-39 18-21 28-54 28-89s-10-63-28-88c-14-21-35-35-56-35-25 0-47 14-61 35-14 25-25 53-25 88s11 68 25 89c14 25 36 39 61 39z">
          <text:p/>
        </draw:path>
        <draw:path draw:style-name="gr3" draw:text-style-name="P1" draw:layer="layout" svg:width="0.169cm" svg:height="0.247cm" svg:x="5.831cm" svg:y="11.207cm" svg:viewBox="0 0 170 248" svg:d="M85 248c21 0 45-7 60-36 14-25 25-53 25-88 0-36-11-64-25-88-15-25-39-36-60-36-22 0-43 11-60 36-14 24-25 52-25 88 0 35 11 63 25 88 17 29 38 36 60 36z">
          <text:p/>
        </draw:path>
        <draw:path draw:style-name="gr3" draw:text-style-name="P1" draw:layer="layout" svg:width="0.169cm" svg:height="0.25cm" svg:x="6.847cm" svg:y="10.858cm" svg:viewBox="0 0 170 251" svg:d="M85 251c21 0 42-14 60-35 17-21 25-56 25-88s-8-67-25-88c-18-26-39-40-60-40-22 0-43 14-60 40-14 21-25 56-25 88s11 67 25 88c17 21 38 35 60 35z">
          <text:p/>
        </draw:path>
        <draw:path draw:style-name="gr3" draw:text-style-name="P1" draw:layer="layout" svg:width="0.17cm" svg:height="0.247cm" svg:x="8.166cm" svg:y="10.35cm" svg:viewBox="0 0 171 248" svg:d="M86 248c21 0 46-14 60-32 14-28 25-60 25-92s-11-64-25-89c-14-24-39-35-60-35s-42 11-61 35c-14 25-25 57-25 89s11 64 25 92c19 18 40 32 61 32z">
          <text:p/>
        </draw:path>
        <draw:path draw:style-name="gr3" draw:text-style-name="P1" draw:layer="layout" svg:width="0.169cm" svg:height="0.25cm" svg:x="9.066cm" svg:y="9.835cm" svg:viewBox="0 0 170 251" svg:d="M85 251c21 0 42-14 61-35 14-25 24-53 24-88 0-32-10-67-24-93-19-21-40-35-61-35-22 0-43 14-60 35-15 26-25 61-25 93 0 35 10 63 25 88 17 21 38 35 60 35z">
          <text:p/>
        </draw:path>
        <draw:path draw:style-name="gr3" draw:text-style-name="P1" draw:layer="layout" svg:width="0.166cm" svg:height="0.247cm" svg:x="9.771cm" svg:y="9.168cm" svg:viewBox="0 0 167 248" svg:d="M86 248c18 0 42-14 57-39 17-21 24-53 24-88 0-32-7-60-24-86-15-24-39-35-57-35-25 0-47 11-61 35-17 26-25 54-25 86 0 35 8 67 25 88 14 25 36 39 61 39z">
          <text:p/>
        </draw:path>
        <draw:path draw:style-name="gr3" draw:text-style-name="P1" draw:layer="layout" svg:width="0.166cm" svg:height="0.254cm" svg:x="10.209cm" svg:y="8.325cm" svg:viewBox="0 0 167 255" svg:d="M81 255c26 0 47-18 61-39s25-57 25-89c0-35-11-67-25-92-14-21-35-35-61-35-21 0-42 14-56 35-18 25-25 57-25 92 0 32 7 68 25 89 14 21 35 39 56 39z">
          <text:p/>
        </draw:path>
        <draw:path draw:style-name="gr3" draw:text-style-name="P1" draw:layer="layout" svg:width="0.165cm" svg:height="0.254cm" svg:x="10.689cm" svg:y="7.256cm" svg:viewBox="0 0 166 255" svg:d="M84 255c22 0 44-14 58-40 17-21 24-56 24-88 0-35-7-67-24-88-14-25-36-39-58-39-21 0-42 14-60 39-17 21-24 53-24 88 0 32 7 67 24 88 18 26 39 40 60 40z">
          <text:p/>
        </draw:path>
        <draw:path draw:style-name="gr3" draw:text-style-name="P1" draw:layer="layout" svg:width="0.166cm" svg:height="0.251cm" svg:x="11.331cm" svg:y="5.813cm" svg:viewBox="0 0 167 252" svg:d="M81 252c21 0 46-11 61-36 17-24 25-56 25-88 0-35-8-68-25-89-15-25-40-39-61-39s-42 14-60 39c-14 21-21 54-21 89 0 32 7 64 21 88 18 25 39 36 60 36z">
          <text:p/>
        </draw:path>
        <draw:path draw:style-name="gr3" draw:text-style-name="P1" draw:layer="layout" svg:width="0.162cm" svg:height="0.201cm" svg:x="11.733cm" svg:y="3.947cm" svg:viewBox="0 0 163 202" svg:d="M82 202c21 0 39-7 56-29 15-21 25-46 25-74 0-25-10-50-25-71-17-14-35-28-56-28s-42 14-56 28c-16 21-26 46-26 71 0 28 10 53 26 74 14 22 35 29 56 29z">
          <text:p/>
        </draw:path>
        <draw:line draw:style-name="gr4" draw:text-style-name="P2" draw:layer="layout" svg:x1="3.224cm" svg:y1="12.883cm" svg:x2="3.224cm" svg:y2="13.031cm">
          <text:p/>
        </draw:line>
        <draw:line draw:style-name="gr4" draw:text-style-name="P2" draw:layer="layout" svg:x1="5.023cm" svg:y1="12.883cm" svg:x2="5.023cm" svg:y2="13.031cm">
          <text:p/>
        </draw:line>
        <draw:line draw:style-name="gr4" draw:text-style-name="P2" draw:layer="layout" svg:x1="6.822cm" svg:y1="12.883cm" svg:x2="6.822cm" svg:y2="13.031cm">
          <text:p/>
        </draw:line>
        <draw:line draw:style-name="gr4" draw:text-style-name="P2" draw:layer="layout" svg:x1="8.621cm" svg:y1="12.883cm" svg:x2="8.621cm" svg:y2="13.031cm">
          <text:p/>
        </draw:line>
        <draw:line draw:style-name="gr4" draw:text-style-name="P2" draw:layer="layout" svg:x1="10.421cm" svg:y1="12.883cm" svg:x2="10.421cm" svg:y2="13.031cm">
          <text:p/>
        </draw:line>
        <draw:line draw:style-name="gr4" draw:text-style-name="P2" draw:layer="layout" svg:x1="12.216cm" svg:y1="12.883cm" svg:x2="12.216cm" svg:y2="13.031cm">
          <text:p/>
        </draw:line>
        <draw:line draw:style-name="gr4" draw:text-style-name="P2" draw:layer="layout" svg:x1="2.776cm" svg:y1="12.336cm" svg:x2="2.677cm" svg:y2="12.336cm">
          <text:p/>
        </draw:line>
        <draw:line draw:style-name="gr4" draw:text-style-name="P2" draw:layer="layout" svg:x1="2.776cm" svg:y1="10.664cm" svg:x2="2.677cm" svg:y2="10.664cm">
          <text:p/>
        </draw:line>
        <draw:frame draw:style-name="gr5" draw:text-style-name="P4" draw:layer="layout" svg:width="3.41cm" svg:height="1.174cm" svg:x="20.285cm" svg:y="14.23cm">
          <draw:text-box>
            <text:p text:style-name="P3"><text:span text:style-name="T2"><text:s/></text:span><text:span text:style-name="T2">d (mm)</text:span></text:p>
          </draw:text-box>
        </draw:frame>
        <draw:line draw:style-name="gr4" draw:text-style-name="P2" draw:layer="layout" svg:x1="2.776cm" svg:y1="8.992cm" svg:x2="2.677cm" svg:y2="8.992cm">
          <text:p/>
        </draw:line>
        <draw:frame draw:style-name="gr5" draw:text-style-name="P4" draw:layer="layout" svg:width="1.348cm" svg:height="1.233cm" svg:x="14.848cm" svg:y="3.533cm">
          <draw:text-box>
            <text:p text:style-name="P3"><text:span text:style-name="T1">10</text:span></text:p>
          </draw:text-box>
        </draw:frame>
        <draw:line draw:style-name="gr4" draw:text-style-name="P2" draw:layer="layout" svg:x1="2.776cm" svg:y1="7.323cm" svg:x2="2.677cm" svg:y2="7.323cm">
          <text:p/>
        </draw:line>
        <draw:frame draw:style-name="gr5" draw:text-style-name="P4" draw:layer="layout" svg:width="1.057cm" svg:height="1.233cm" svg:x="1.99cm" svg:y="11.753cm">
          <draw:text-box>
            <text:p text:style-name="P3"><text:span text:style-name="T1">0</text:span></text:p>
          </draw:text-box>
        </draw:frame>
        <draw:line draw:style-name="gr4" draw:text-style-name="P2" draw:layer="layout" svg:x1="2.776cm" svg:y1="5.651cm" svg:x2="2.677cm" svg:y2="5.651cm">
          <text:p/>
        </draw:line>
        <draw:frame draw:style-name="gr5" draw:text-style-name="P4" draw:layer="layout" svg:width="1.057cm" svg:height="1.233cm" svg:x="1.99cm" svg:y="10.067cm">
          <draw:text-box>
            <text:p text:style-name="P3"><text:span text:style-name="T1">2</text:span></text:p>
          </draw:text-box>
        </draw:frame>
        <draw:line draw:style-name="gr4" draw:text-style-name="P2" draw:layer="layout" svg:x1="2.776cm" svg:y1="3.979cm" svg:x2="2.677cm" svg:y2="3.979cm">
          <text:p/>
        </draw:line>
        <draw:frame draw:style-name="gr5" draw:text-style-name="P4" draw:layer="layout" svg:width="1.057cm" svg:height="1.233cm" svg:x="1.99cm" svg:y="8.388cm">
          <draw:text-box>
            <text:p text:style-name="P3"><text:span text:style-name="T1">4</text:span></text:p>
          </draw:text-box>
        </draw:frame>
        <draw:line draw:style-name="gr4" draw:text-style-name="P2" draw:layer="layout" svg:x1="2.776cm" svg:y1="2.307cm" svg:x2="2.677cm" svg:y2="2.307cm">
          <text:p/>
        </draw:line>
        <draw:frame draw:style-name="gr5" draw:text-style-name="P4" draw:layer="layout" svg:width="1.057cm" svg:height="1.233cm" svg:x="1.99cm" svg:y="6.744cm">
          <draw:text-box>
            <text:p text:style-name="P3"><text:span text:style-name="T1">6</text:span></text:p>
          </draw:text-box>
        </draw:frame>
        <draw:frame draw:style-name="gr5" draw:text-style-name="P4" draw:layer="layout" svg:width="1.057cm" svg:height="1.233cm" svg:x="1.99cm" svg:y="5.005cm">
          <draw:text-box>
            <text:p text:style-name="P3"><text:span text:style-name="T1">8</text:span></text:p>
          </draw:text-box>
        </draw:frame>
        <draw:line draw:style-name="gr7" draw:text-style-name="P2" draw:layer="layout" svg:x1="2.776cm" svg:y1="12.884cm" svg:x2="2.826cm" svg:y2="1.259cm">
          <text:p/>
        </draw:line>
        <draw:polygon draw:style-name="gr8" draw:text-style-name="P5" draw:layer="layout" svg:width="0.279cm" svg:height="0.741cm" svg:x="2.684cm" svg:y="0.539cm" svg:viewBox="0 0 280 742" draw:points="280,742 0,742 145,0">
          <text:p/>
        </draw:polygon>
        <draw:line draw:style-name="gr7" draw:text-style-name="P2" draw:layer="layout" svg:x1="2.776cm" svg:y1="12.894cm" svg:x2="13.278cm" svg:y2="12.894cm">
          <text:p/>
        </draw:line>
        <draw:polygon draw:style-name="gr8" draw:text-style-name="P5" draw:layer="layout" svg:width="0.738cm" svg:height="0.282cm" svg:x="13.26cm" svg:y="12.756cm" svg:viewBox="0 0 739 283" draw:points="0,283 0,0 739,139">
          <text:p/>
        </draw:polygon>
        <draw:path draw:style-name="gr1" draw:text-style-name="P1" draw:layer="layout" svg:width="0.325cm" svg:height="0.511cm" svg:x="11.655cm" svg:y="3.771cm" svg:viewBox="0 0 326 512" svg:d="M163 512c43 0 85-21 117-74 28-49 46-113 46-180s-18-134-46-183c-32-47-74-75-117-75s-85 28-113 75c-32 49-50 116-50 183s18 131 50 180c28 53 70 74 113 74z">
          <text:p/>
        </draw:path>
        <draw:path draw:style-name="gr1" draw:text-style-name="P1" draw:layer="layout" svg:width="0.321cm" svg:height="0.511cm" svg:x="11.239cm" svg:y="5.655cm" svg:viewBox="0 0 322 512" svg:d="M160 512c46 0 88-25 116-74 28-46 46-113 46-180 0-71-18-135-46-184-28-46-70-74-116-74-40 0-82 28-111 74-31 49-49 113-49 184 0 67 18 134 49 180 29 49 71 74 111 74z">
          <text:p/>
        </draw:path>
        <draw:path draw:style-name="gr1" draw:text-style-name="P1" draw:layer="layout" svg:width="0.325cm" svg:height="0.515cm" svg:x="10.611cm" svg:y="7.069cm" svg:viewBox="0 0 326 516" svg:d="M162 516c43 0 86-28 114-74 32-54 50-117 50-188 0-67-18-130-50-180-28-49-71-74-114-74-42 0-84 25-113 74-31 50-49 113-49 180 0 71 18 134 49 188 29 46 71 74 113 74z">
          <text:p/>
        </draw:path>
        <draw:path draw:style-name="gr1" draw:text-style-name="P1" draw:layer="layout" svg:width="0.321cm" svg:height="0.512cm" svg:x="10.167cm" svg:y="8.166cm" svg:viewBox="0 0 322 513" svg:d="M158 513c46 0 85-25 118-74 28-46 46-113 46-181 0-71-18-134-46-184-33-45-72-74-118-74-42 0-81 29-109 74-32 50-49 113-49 184 0 68 17 135 49 181 28 49 67 74 109 74z">
          <text:p/>
        </draw:path>
        <draw:path draw:style-name="gr1" draw:text-style-name="P1" draw:layer="layout" svg:width="0.324cm" svg:height="0.515cm" svg:x="9.747cm" svg:y="8.953cm" svg:viewBox="0 0 325 516" svg:d="M163 516c42 0 85-28 113-78 32-49 49-112 49-179 0-71-17-135-49-184-28-47-71-75-113-75-43 0-86 28-114 75-32 49-49 113-49 184 0 67 17 130 49 179 28 50 71 78 114 78z">
          <text:p/>
        </draw:path>
        <draw:path draw:style-name="gr1" draw:text-style-name="P1" draw:layer="layout" svg:width="0.321cm" svg:height="0.515cm" svg:x="9.017cm" svg:y="9.736cm" svg:viewBox="0 0 322 516" svg:d="M159 516c46 0 85-28 117-74 28-49 46-113 46-184 0-67-18-134-46-180-32-50-71-78-117-78-43 0-82 28-110 78-32 46-49 113-49 180 0 71 17 135 49 184 28 46 67 74 110 74z">
          <text:p/>
        </draw:path>
        <draw:path draw:style-name="gr1" draw:text-style-name="P1" draw:layer="layout" svg:width="0.324cm" svg:height="0.511cm" svg:x="8.075cm" svg:y="10.209cm" svg:viewBox="0 0 325 512" svg:d="M162 512c43 0 86-21 114-74 28-49 49-113 49-181 0-70-21-134-49-183-28-46-71-74-114-74-42 0-85 28-113 74-32 49-49 113-49 183 0 68 17 132 49 181 28 53 71 74 113 74z">
          <text:p/>
        </draw:path>
        <draw:path draw:style-name="gr1" draw:text-style-name="P1" draw:layer="layout" svg:width="0.324cm" svg:height="0.515cm" svg:x="6.819cm" svg:y="10.678cm" svg:viewBox="0 0 325 516" svg:d="M163 516c42 0 85-28 113-74 32-50 49-117 49-184s-17-134-49-180c-28-50-71-78-113-78-43 0-86 28-114 78-32 46-49 113-49 180s17 134 49 184c28 46 71 74 114 74z">
          <text:p/>
        </draw:path>
        <draw:path draw:style-name="gr1" draw:text-style-name="P1" draw:layer="layout" svg:width="0.322cm" svg:height="0.515cm" svg:x="5.774cm" svg:y="10.992cm" svg:viewBox="0 0 323 516" svg:d="M159 516c47 0 86-28 118-74 28-46 46-113 46-180s-18-134-46-184c-32-50-71-78-118-78-42 0-81 28-109 78-32 50-50 117-50 184s18 134 50 180c28 46 67 74 109 74z">
          <text:p/>
        </draw:path>
        <draw:path draw:style-name="gr1" draw:text-style-name="P1" draw:layer="layout" svg:width="0.324cm" svg:height="0.515cm" svg:x="4.413cm" svg:y="11.62cm" svg:viewBox="0 0 325 516" svg:d="M162 516c42 0 85-28 113-75 33-49 50-113 50-183 0-67-17-131-50-180-28-50-71-78-113-78s-85 28-113 78c-32 49-49 113-49 180 0 70 17 134 49 183 28 47 71 75 113 75z">
          <text:p/>
        </draw:path>
        <draw:path draw:style-name="gr1" draw:text-style-name="P1" draw:layer="layout" svg:width="0.324cm" svg:height="0.511cm" svg:x="3.577cm" svg:y="11.779cm" svg:viewBox="0 0 325 512" svg:d="M163 512c42 0 85-21 113-74 28-46 49-113 49-180 0-71-21-135-49-184-28-46-71-74-113-74-43 0-86 28-114 74-32 49-49 113-49 184 0 67 17 134 49 180 28 53 71 74 114 74z">
          <text:p/>
        </draw:path>
        <draw:path draw:style-name="gr1" draw:text-style-name="P1" draw:layer="layout" svg:width="0.324cm" svg:height="0.511cm" svg:x="3.369cm" svg:y="12.093cm" svg:viewBox="0 0 325 512" svg:d="M163 512c42 0 81-21 113-74 28-47 49-114 49-181 0-70-21-134-49-183-32-46-71-74-113-74-43 0-85 28-113 74-33 49-50 113-50 183 0 67 17 134 50 181 28 53 70 74 113 74z">
          <text:p/>
        </draw:path>
        <draw:polyline draw:style-name="gr6" draw:text-style-name="P2" draw:layer="layout" svg:width="8.996cm" svg:height="10.054cm" svg:x="3.224cm" svg:y="2.328cm" svg:viewBox="0 0 8997 10055" draw:points="0,10055 92,10034 183,10009 272,9977 363,9949 455,9914 543,9882 635,9847 727,9815 818,9776 910,9741 1002,9702 1090,9667 1182,9628 1273,9589 1363,9554 1454,9515 1546,9473 1638,9434 1726,9395 1818,9360 1909,9321 2001,9282 2093,9247 2181,9212 2273,9180 2365,9141 2456,9106 2544,9074 2636,9046 2728,9011 2816,8979 2908,8947 3000,8919 3091,8887 3183,8859 3271,8831 3363,8806 3455,8771 3546,8746 3635,8718 3726,8690 3818,8665 3910,8633 3998,8605 4090,8580 4181,8552 4273,8520 4361,8492 4453,8460 4545,8432 4633,8393 4725,8358 4816,8323 4908,8284 5000,8245 5088,8203 5180,8157 5271,8111 5363,8058 5451,8005 5543,7949 5635,7889 5723,7825 5815,7755 5906,7681 5998,7603 6090,7522 6178,7434 6270,7342 6361,7240 6453,7134 6545,7021 6633,6901 6725,6774 6817,6640 6905,6495 6996,6344 7088,6185 7180,6012 7268,5832 7360,5642 7452,5444 7540,5236 7631,5010 7723,4777 7815,4534 7907,4273 7995,4001 8087,3719 8178,3419 8270,3102 8358,2770 8450,2427 8542,2067 8630,1690 8722,1295 8813,882 8905,451 8997,0">
          <text:p/>
        </draw:polyline>
        <draw:line draw:style-name="gr2" draw:text-style-name="P2" draw:layer="layout" svg:x1="13.59cm" svg:y1="5.284cm" svg:x2="13.479cm" svg:y2="5.405cm">
          <text:p/>
        </draw:line>
        <draw:line draw:style-name="gr2" draw:text-style-name="P2" draw:layer="layout" svg:x1="13.413cm" svg:y1="5.478cm" svg:x2="13.303cm" svg:y2="5.599cm">
          <text:p/>
        </draw:line>
        <draw:line draw:style-name="gr2" draw:text-style-name="P2" draw:layer="layout" svg:x1="13.233cm" svg:y1="5.669cm" svg:x2="13.123cm" svg:y2="5.786cm">
          <text:p/>
        </draw:line>
        <draw:line draw:style-name="gr2" draw:text-style-name="P2" draw:layer="layout" svg:x1="13.053cm" svg:y1="5.863cm" svg:x2="12.943cm" svg:y2="5.98cm">
          <text:p/>
        </draw:line>
        <draw:line draw:style-name="gr2" draw:text-style-name="P2" draw:layer="layout" svg:x1="12.877cm" svg:y1="6.053cm" svg:x2="12.767cm" svg:y2="6.174cm">
          <text:p/>
        </draw:line>
        <draw:line draw:style-name="gr2" draw:text-style-name="P2" draw:layer="layout" svg:x1="12.697cm" svg:y1="6.247cm" svg:x2="12.587cm" svg:y2="6.369cm">
          <text:p/>
        </draw:line>
        <draw:line draw:style-name="gr2" draw:text-style-name="P2" draw:layer="layout" svg:x1="12.517cm" svg:y1="6.441cm" svg:x2="12.41cm" svg:y2="6.562cm">
          <text:p/>
        </draw:line>
        <draw:line draw:style-name="gr2" draw:text-style-name="P2" draw:layer="layout" svg:x1="12.341cm" svg:y1="6.632cm" svg:x2="12.23cm" svg:y2="6.749cm">
          <text:p/>
        </draw:line>
        <draw:line draw:style-name="gr2" draw:text-style-name="P2" draw:layer="layout" svg:x1="12.161cm" svg:y1="6.826cm" svg:x2="12.054cm" svg:y2="6.943cm">
          <text:p/>
        </draw:line>
        <draw:line draw:style-name="gr2" draw:text-style-name="P2" draw:layer="layout" svg:x1="11.984cm" svg:y1="7.016cm" svg:x2="11.874cm" svg:y2="7.137cm">
          <text:p/>
        </draw:line>
        <draw:line draw:style-name="gr2" draw:text-style-name="P2" draw:layer="layout" svg:x1="11.804cm" svg:y1="7.21cm" svg:x2="11.694cm" svg:y2="7.331cm">
          <text:p/>
        </draw:line>
        <draw:line draw:style-name="gr2" draw:text-style-name="P2" draw:layer="layout" svg:x1="11.628cm" svg:y1="7.401cm" svg:x2="11.518cm" svg:y2="7.518cm">
          <text:p/>
        </draw:line>
        <draw:line draw:style-name="gr2" draw:text-style-name="P2" draw:layer="layout" svg:x1="11.448cm" svg:y1="7.595cm" svg:x2="11.338cm" svg:y2="7.712cm">
          <text:p/>
        </draw:line>
        <draw:line draw:style-name="gr2" draw:text-style-name="P2" draw:layer="layout" svg:x1="11.268cm" svg:y1="7.785cm" svg:x2="11.158cm" svg:y2="7.906cm">
          <text:p/>
        </draw:line>
        <draw:line draw:style-name="gr2" draw:text-style-name="P2" draw:layer="layout" svg:x1="11.092cm" svg:y1="7.979cm" svg:x2="10.981cm" svg:y2="8.097cm">
          <text:p/>
        </draw:line>
        <draw:line draw:style-name="gr2" draw:text-style-name="P2" draw:layer="layout" svg:x1="10.912cm" svg:y1="8.17cm" svg:x2="10.802cm" svg:y2="8.287cm">
          <text:p/>
        </draw:line>
        <draw:line draw:style-name="gr2" draw:text-style-name="P2" draw:layer="layout" svg:x1="10.732cm" svg:y1="8.364cm" svg:x2="10.625cm" svg:y2="8.481cm">
          <text:p/>
        </draw:line>
        <draw:line draw:style-name="gr2" draw:text-style-name="P2" draw:layer="layout" svg:x1="10.556cm" svg:y1="8.554cm" svg:x2="10.445cm" svg:y2="8.672cm">
          <text:p/>
        </draw:line>
        <draw:line draw:style-name="gr2" draw:text-style-name="P2" draw:layer="layout" svg:x1="10.376cm" svg:y1="8.748cm" svg:x2="10.269cm" svg:y2="8.866cm">
          <text:p/>
        </draw:line>
        <draw:line draw:style-name="gr2" draw:text-style-name="P2" draw:layer="layout" svg:x1="10.199cm" svg:y1="8.939cm" svg:x2="10.089cm" svg:y2="9.06cm">
          <text:p/>
        </draw:line>
        <draw:line draw:style-name="gr2" draw:text-style-name="P2" draw:layer="layout" svg:x1="10.019cm" svg:y1="9.133cm" svg:x2="9.909cm" svg:y2="9.25cm">
          <text:p/>
        </draw:line>
        <draw:line draw:style-name="gr2" draw:text-style-name="P2" draw:layer="layout" svg:x1="9.843cm" svg:y1="9.327cm" svg:x2="9.733cm" svg:y2="9.444cm">
          <text:p/>
        </draw:line>
        <draw:line draw:style-name="gr2" draw:text-style-name="P2" draw:layer="layout" svg:x1="9.663cm" svg:y1="9.517cm" svg:x2="9.553cm" svg:y2="9.635cm">
          <text:p/>
        </draw:line>
        <draw:line draw:style-name="gr2" draw:text-style-name="P2" draw:layer="layout" svg:x1="9.483cm" svg:y1="9.711cm" svg:x2="9.373cm" svg:y2="9.829cm">
          <text:p/>
        </draw:line>
        <draw:line draw:style-name="gr2" draw:text-style-name="P2" draw:layer="layout" svg:x1="9.307cm" svg:y1="9.902cm" svg:x2="9.196cm" svg:y2="10.019cm">
          <text:p/>
        </draw:line>
        <draw:line draw:style-name="gr2" draw:text-style-name="P2" draw:layer="layout" svg:x1="9.127cm" svg:y1="10.096cm" svg:x2="9.017cm" svg:y2="10.213cm">
          <text:p/>
        </draw:line>
        <draw:line draw:style-name="gr2" draw:text-style-name="P2" draw:layer="layout" svg:x1="8.947cm" svg:y1="10.287cm" svg:x2="8.84cm" svg:y2="10.404cm">
          <text:p/>
        </draw:line>
        <draw:line draw:style-name="gr2" draw:text-style-name="P2" draw:layer="layout" svg:x1="8.771cm" svg:y1="10.481cm" svg:x2="8.66cm" svg:y2="10.598cm">
          <text:p/>
        </draw:line>
        <draw:line draw:style-name="gr2" draw:text-style-name="P2" draw:layer="layout" svg:x1="8.591cm" svg:y1="10.671cm" svg:x2="8.484cm" svg:y2="10.788cm">
          <text:p/>
        </draw:line>
        <draw:line draw:style-name="gr2" draw:text-style-name="P2" draw:layer="layout" svg:x1="8.414cm" svg:y1="10.865cm" svg:x2="8.304cm" svg:y2="10.982cm">
          <text:p/>
        </draw:line>
        <draw:line draw:style-name="gr2" draw:text-style-name="P2" draw:layer="layout" svg:x1="8.234cm" svg:y1="11.056cm" svg:x2="8.124cm" svg:y2="11.173cm">
          <text:p/>
        </draw:line>
        <draw:line draw:style-name="gr2" draw:text-style-name="P2" draw:layer="layout" svg:x1="8.058cm" svg:y1="11.25cm" svg:x2="7.948cm" svg:y2="11.367cm">
          <text:p/>
        </draw:line>
        <draw:line draw:style-name="gr2" draw:text-style-name="P2" draw:layer="layout" svg:x1="7.878cm" svg:y1="11.44cm" svg:x2="7.768cm" svg:y2="11.561cm">
          <text:p/>
        </draw:line>
        <draw:line draw:style-name="gr2" draw:text-style-name="P2" draw:layer="layout" svg:x1="7.698cm" svg:y1="11.634cm" svg:x2="7.588cm" svg:y2="11.755cm">
          <text:p/>
        </draw:line>
        <draw:line draw:style-name="gr2" draw:text-style-name="P2" draw:layer="layout" svg:x1="7.522cm" svg:y1="11.828cm" svg:x2="7.411cm" svg:y2="11.949cm">
          <text:p/>
        </draw:line>
        <draw:line draw:style-name="gr2" draw:text-style-name="P2" draw:layer="layout" svg:x1="7.342cm" svg:y1="12.019cm" svg:x2="7.231cm" svg:y2="12.136cm">
          <text:p/>
        </draw:line>
        <draw:line draw:style-name="gr2" draw:text-style-name="P2" draw:layer="layout" svg:x1="24.004cm" svg:y1="9.398cm" svg:x2="23.858cm" svg:y2="9.462cm">
          <text:p/>
        </draw:line>
        <draw:line draw:style-name="gr2" draw:text-style-name="P2" draw:layer="layout" svg:x1="23.764cm" svg:y1="9.507cm" svg:x2="23.618cm" svg:y2="9.571cm">
          <text:p/>
        </draw:line>
        <draw:line draw:style-name="gr2" draw:text-style-name="P2" draw:layer="layout" svg:x1="23.524cm" svg:y1="9.613cm" svg:x2="23.378cm" svg:y2="9.684cm">
          <text:p/>
        </draw:line>
        <draw:line draw:style-name="gr2" draw:text-style-name="P2" draw:layer="layout" svg:x1="23.284cm" svg:y1="9.722cm" svg:x2="23.138cm" svg:y2="9.79cm">
          <text:p/>
        </draw:line>
        <draw:line draw:style-name="gr2" draw:text-style-name="P2" draw:layer="layout" svg:x1="23.047cm" svg:y1="9.828cm" svg:x2="22.898cm" svg:y2="9.896cm">
          <text:p/>
        </draw:line>
        <draw:line draw:style-name="gr2" draw:text-style-name="P2" draw:layer="layout" svg:x1="22.808cm" svg:y1="9.937cm" svg:x2="22.662cm" svg:y2="10.002cm">
          <text:p/>
        </draw:line>
        <draw:line draw:style-name="gr2" draw:text-style-name="P2" draw:layer="layout" svg:x1="22.568cm" svg:y1="10.043cm" svg:x2="22.422cm" svg:y2="10.111cm">
          <text:p/>
        </draw:line>
        <draw:line draw:style-name="gr2" draw:text-style-name="P2" draw:layer="layout" svg:x1="22.328cm" svg:y1="10.152cm" svg:x2="22.182cm" svg:y2="10.217cm">
          <text:p/>
        </draw:line>
        <draw:line draw:style-name="gr2" draw:text-style-name="P2" draw:layer="layout" svg:x1="22.088cm" svg:y1="10.258cm" svg:x2="21.942cm" svg:y2="10.326cm">
          <text:p/>
        </draw:line>
        <draw:line draw:style-name="gr2" draw:text-style-name="P2" draw:layer="layout" svg:x1="21.848cm" svg:y1="10.368cm" svg:x2="21.702cm" svg:y2="10.432cm">
          <text:p/>
        </draw:line>
        <draw:line draw:style-name="gr2" draw:text-style-name="P2" draw:layer="layout" svg:x1="21.612cm" svg:y1="10.473cm" svg:x2="21.463cm" svg:y2="10.545cm">
          <text:p/>
        </draw:line>
        <draw:line draw:style-name="gr2" draw:text-style-name="P2" draw:layer="layout" svg:x1="21.372cm" svg:y1="10.583cm" svg:x2="21.226cm" svg:y2="10.647cm">
          <text:p/>
        </draw:line>
        <draw:line draw:style-name="gr2" draw:text-style-name="P2" draw:layer="layout" svg:x1="21.132cm" svg:y1="10.689cm" svg:x2="20.986cm" svg:y2="10.76cm">
          <text:p/>
        </draw:line>
        <draw:line draw:style-name="gr2" draw:text-style-name="P2" draw:layer="layout" svg:x1="20.892cm" svg:y1="10.798cm" svg:x2="20.746cm" svg:y2="10.866cm">
          <text:p/>
        </draw:line>
        <draw:line draw:style-name="gr2" draw:text-style-name="P2" draw:layer="layout" svg:x1="20.652cm" svg:y1="10.904cm" svg:x2="20.506cm" svg:y2="10.972cm">
          <text:p/>
        </draw:line>
        <draw:line draw:style-name="gr2" draw:text-style-name="P2" draw:layer="layout" svg:x1="20.412cm" svg:y1="11.013cm" svg:x2="20.267cm" svg:y2="11.081cm">
          <text:p/>
        </draw:line>
        <draw:line draw:style-name="gr2" draw:text-style-name="P2" draw:layer="layout" svg:x1="20.176cm" svg:y1="11.119cm" svg:x2="20.027cm" svg:y2="11.187cm">
          <text:p/>
        </draw:line>
        <draw:line draw:style-name="gr2" draw:text-style-name="P2" draw:layer="layout" svg:x1="19.936cm" svg:y1="11.228cm" svg:x2="19.787cm" svg:y2="11.293cm">
          <text:p/>
        </draw:line>
        <draw:line draw:style-name="gr2" draw:text-style-name="P2" draw:layer="layout" svg:x1="19.696cm" svg:y1="11.338cm" svg:x2="19.55cm" svg:y2="11.402cm">
          <text:p/>
        </draw:line>
        <draw:line draw:style-name="gr2" draw:text-style-name="P2" draw:layer="layout" svg:x1="19.456cm" svg:y1="11.444cm" svg:x2="19.311cm" svg:y2="11.515cm">
          <text:p/>
        </draw:line>
        <draw:line draw:style-name="gr2" draw:text-style-name="P2" draw:layer="layout" svg:x1="19.216cm" svg:y1="11.553cm" svg:x2="19.071cm" svg:y2="11.617cm">
          <text:p/>
        </draw:line>
        <draw:line draw:style-name="gr2" draw:text-style-name="P2" draw:layer="layout" svg:x1="18.976cm" svg:y1="11.659cm" svg:x2="18.923cm" svg:y2="11.688cm">
          <text:p/>
        </draw:line>
        <draw:line draw:style-name="gr2" draw:text-style-name="P2" draw:layer="layout" svg:x1="27.814cm" svg:y1="4.953cm" svg:x2="27.696cm" svg:y2="5.059cm">
          <text:p/>
        </draw:line>
        <draw:line draw:style-name="gr2" draw:text-style-name="P2" draw:layer="layout" svg:x1="27.619cm" svg:y1="5.129cm" svg:x2="27.502cm" svg:y2="5.239cm">
          <text:p/>
        </draw:line>
        <draw:line draw:style-name="gr2" draw:text-style-name="P2" draw:layer="layout" svg:x1="27.425cm" svg:y1="5.305cm" svg:x2="27.308cm" svg:y2="5.419cm">
          <text:p/>
        </draw:line>
        <draw:line draw:style-name="gr2" draw:text-style-name="P2" draw:layer="layout" svg:x1="27.231cm" svg:y1="5.485cm" svg:x2="27.114cm" svg:y2="5.592cm">
          <text:p/>
        </draw:line>
        <draw:line draw:style-name="gr2" draw:text-style-name="P2" draw:layer="layout" svg:x1="27.037cm" svg:y1="5.662cm" svg:x2="26.92cm" svg:y2="5.768cm">
          <text:p/>
        </draw:line>
        <draw:line draw:style-name="gr2" draw:text-style-name="P2" draw:layer="layout" svg:x1="26.847cm" svg:y1="5.838cm" svg:x2="26.726cm" svg:y2="5.945cm">
          <text:p/>
        </draw:line>
        <draw:line draw:style-name="gr2" draw:text-style-name="P2" draw:layer="layout" svg:x1="26.653cm" svg:y1="6.014cm" svg:x2="26.532cm" svg:y2="6.128cm">
          <text:p/>
        </draw:line>
        <draw:line draw:style-name="gr2" draw:text-style-name="P2" draw:layer="layout" svg:x1="26.459cm" svg:y1="6.191cm" svg:x2="26.338cm" svg:y2="6.301cm">
          <text:p/>
        </draw:line>
        <draw:line draw:style-name="gr2" draw:text-style-name="P2" draw:layer="layout" svg:x1="26.265cm" svg:y1="6.367cm" svg:x2="26.144cm" svg:y2="6.481cm">
          <text:p/>
        </draw:line>
        <draw:line draw:style-name="gr2" draw:text-style-name="P2" draw:layer="layout" svg:x1="26.071cm" svg:y1="6.547cm" svg:x2="25.95cm" svg:y2="6.654cm">
          <text:p/>
        </draw:line>
        <draw:line draw:style-name="gr2" draw:text-style-name="P2" draw:layer="layout" svg:x1="25.877cm" svg:y1="6.723cm" svg:x2="25.756cm" svg:y2="6.83cm">
          <text:p/>
        </draw:line>
        <draw:line draw:style-name="gr2" draw:text-style-name="P2" draw:layer="layout" svg:x1="25.683cm" svg:y1="6.9cm" svg:x2="25.565cm" svg:y2="7.01cm">
          <text:p/>
        </draw:line>
        <draw:line draw:style-name="gr2" draw:text-style-name="P2" draw:layer="layout" svg:x1="25.489cm" svg:y1="7.076cm" svg:x2="25.371cm" svg:y2="7.19cm">
          <text:p/>
        </draw:line>
        <draw:line draw:style-name="gr2" draw:text-style-name="P2" draw:layer="layout" svg:x1="25.295cm" svg:y1="7.253cm" svg:x2="25.177cm" svg:y2="7.363cm">
          <text:p/>
        </draw:line>
        <draw:line draw:style-name="gr2" draw:text-style-name="P2" draw:layer="layout" svg:x1="25.101cm" svg:y1="7.429cm" svg:x2="24.983cm" svg:y2="7.539cm">
          <text:p/>
        </draw:line>
        <draw:line draw:style-name="gr2" draw:text-style-name="P2" draw:layer="layout" svg:x1="24.907cm" svg:y1="7.609cm" svg:x2="24.789cm" svg:y2="7.716cm">
          <text:p/>
        </draw:line>
        <draw:line draw:style-name="gr2" draw:text-style-name="P2" draw:layer="layout" svg:x1="24.716cm" svg:y1="7.785cm" svg:x2="24.595cm" svg:y2="7.892cm">
          <text:p/>
        </draw:line>
        <draw:line draw:style-name="gr2" draw:text-style-name="P2" draw:layer="layout" svg:x1="24.522cm" svg:y1="7.962cm" svg:x2="24.401cm" svg:y2="8.072cm">
          <text:p/>
        </draw:line>
        <draw:line draw:style-name="gr2" draw:text-style-name="P2" draw:layer="layout" svg:x1="24.328cm" svg:y1="8.138cm" svg:x2="24.207cm" svg:y2="8.248cm">
          <text:p/>
        </draw:line>
        <draw:line draw:style-name="gr2" draw:text-style-name="P2" draw:layer="layout" svg:x1="24.134cm" svg:y1="8.314cm" svg:x2="24.013cm" svg:y2="8.425cm">
          <text:p/>
        </draw:line>
        <draw:line draw:style-name="gr2" draw:text-style-name="P2" draw:layer="layout" svg:x1="23.94cm" svg:y1="8.491cm" svg:x2="23.819cm" svg:y2="8.601cm">
          <text:p/>
        </draw:line>
        <draw:line draw:style-name="gr2" draw:text-style-name="P2" draw:layer="layout" svg:x1="23.746cm" svg:y1="8.671cm" svg:x2="23.625cm" svg:y2="8.781cm">
          <text:p/>
        </draw:line>
        <draw:line draw:style-name="gr2" draw:text-style-name="P2" draw:layer="layout" svg:x1="23.552cm" svg:y1="8.847cm" svg:x2="23.431cm" svg:y2="8.954cm">
          <text:p/>
        </draw:line>
        <draw:line draw:style-name="gr2" draw:text-style-name="P2" draw:layer="layout" svg:x1="23.358cm" svg:y1="9.024cm" svg:x2="23.241cm" svg:y2="9.134cm">
          <text:p/>
        </draw:line>
        <draw:line draw:style-name="gr2" draw:text-style-name="P2" draw:layer="layout" svg:x1="23.164cm" svg:y1="9.2cm" svg:x2="23.046cm" svg:y2="9.31cm">
          <text:p/>
        </draw:line>
        <draw:line draw:style-name="gr2" draw:text-style-name="P2" draw:layer="layout" svg:x1="22.97cm" svg:y1="9.38cm" svg:x2="22.852cm" svg:y2="9.49cm">
          <text:p/>
        </draw:line>
        <draw:line draw:style-name="gr2" draw:text-style-name="P2" draw:layer="layout" svg:x1="22.776cm" svg:y1="9.556cm" svg:x2="22.658cm" svg:y2="9.663cm">
          <text:p/>
        </draw:line>
        <draw:line draw:style-name="gr2" draw:text-style-name="P2" draw:layer="layout" svg:x1="22.582cm" svg:y1="9.733cm" svg:x2="22.464cm" svg:y2="9.839cm">
          <text:p/>
        </draw:line>
        <draw:line draw:style-name="gr2" draw:text-style-name="P2" draw:layer="layout" svg:x1="22.388cm" svg:y1="9.909cm" svg:x2="22.27cm" svg:y2="10.016cm">
          <text:p/>
        </draw:line>
        <draw:line draw:style-name="gr2" draw:text-style-name="P2" draw:layer="layout" svg:x1="22.194cm" svg:y1="10.085cm" svg:x2="22.076cm" svg:y2="10.196cm">
          <text:p/>
        </draw:line>
        <draw:line draw:style-name="gr2" draw:text-style-name="P2" draw:layer="layout" svg:x1="22.003cm" svg:y1="10.262cm" svg:x2="21.882cm" svg:y2="10.372cm">
          <text:p/>
        </draw:line>
        <draw:line draw:style-name="gr2" draw:text-style-name="P2" draw:layer="layout" svg:x1="21.809cm" svg:y1="10.442cm" svg:x2="21.688cm" svg:y2="10.552cm">
          <text:p/>
        </draw:line>
        <draw:line draw:style-name="gr2" draw:text-style-name="P2" draw:layer="layout" svg:x1="21.615cm" svg:y1="10.618cm" svg:x2="21.494cm" svg:y2="10.725cm">
          <text:p/>
        </draw:line>
        <draw:line draw:style-name="gr2" draw:text-style-name="P2" draw:layer="layout" svg:x1="21.421cm" svg:y1="10.795cm" svg:x2="21.3cm" svg:y2="10.905cm">
          <text:p/>
        </draw:line>
        <draw:line draw:style-name="gr2" draw:text-style-name="P2" draw:layer="layout" svg:x1="21.227cm" svg:y1="10.971cm" svg:x2="21.11cm" svg:y2="11.081cm">
          <text:p/>
        </draw:line>
        <draw:line draw:style-name="gr2" draw:text-style-name="P2" draw:layer="layout" svg:x1="21.033cm" svg:y1="11.147cm" svg:x2="20.916cm" svg:y2="11.261cm">
          <text:p/>
        </draw:line>
        <draw:line draw:style-name="gr2" draw:text-style-name="P2" draw:layer="layout" svg:x1="20.839cm" svg:y1="11.327cm" svg:x2="20.722cm" svg:y2="11.434cm">
          <text:p/>
        </draw:line>
        <draw:line draw:style-name="gr2" draw:text-style-name="P2" draw:layer="layout" svg:x1="20.645cm" svg:y1="11.504cm" svg:x2="20.528cm" svg:y2="11.61cm">
          <text:p/>
        </draw:line>
        <draw:line draw:style-name="gr2" draw:text-style-name="P2" draw:layer="layout" svg:x1="20.451cm" svg:y1="11.68cm" svg:x2="20.334cm" svg:y2="11.787cm">
          <text:p/>
        </draw:line>
        <draw:line draw:style-name="gr2" draw:text-style-name="P2" draw:layer="layout" svg:x1="20.257cm" svg:y1="11.856cm" svg:x2="20.14cm" svg:y2="11.97cm">
          <text:p/>
        </draw:line>
        <draw:line draw:style-name="gr2" draw:text-style-name="P2" draw:layer="layout" svg:x1="20.063cm" svg:y1="12.033cm" svg:x2="19.946cm" svg:y2="12.143cm">
          <text:p/>
        </draw:line>
        <draw:line draw:style-name="gr2" draw:text-style-name="P2" draw:layer="layout" svg:x1="19.869cm" svg:y1="12.209cm" svg:x2="19.752cm" svg:y2="12.323cm">
          <text:p/>
        </draw:line>
        <draw:line draw:style-name="gr2" draw:text-style-name="P2" draw:layer="layout" svg:x1="19.675cm" svg:y1="12.389cm" svg:x2="19.558cm" svg:y2="12.496cm">
          <text:p/>
        </draw:line>
        <draw:line draw:style-name="gr2" draw:text-style-name="P2" draw:layer="layout" svg:x1="19.484cm" svg:y1="12.565cm" svg:x2="19.363cm" svg:y2="12.672cm">
          <text:p/>
        </draw:line>
        <draw:line draw:style-name="gr2" draw:text-style-name="P2" draw:layer="layout" svg:x1="19.29cm" svg:y1="12.742cm" svg:x2="19.233cm" svg:y2="12.792cm">
          <text:p/>
        </draw:line>
        <draw:frame draw:style-name="gr5" draw:text-style-name="P4" draw:layer="layout" svg:width="1.348cm" svg:height="1.233cm" svg:x="1.288cm" svg:y="3.223cm">
          <draw:text-box>
            <text:p text:style-name="P3"><text:span text:style-name="T1">10</text:span></text:p>
          </draw:text-box>
        </draw:frame>
        <draw:frame draw:style-name="gr5" draw:text-style-name="P4" draw:layer="layout" svg:width="1.348cm" svg:height="1.233cm" svg:x="1.288cm" svg:y="1.526cm">
          <draw:text-box>
            <text:p text:style-name="P3"><text:span text:style-name="T1">12</text:span></text:p>
          </draw:text-box>
        </draw:frame>
        <draw:frame draw:style-name="gr5" draw:text-style-name="P4" draw:layer="layout" svg:width="11.424cm" svg:height="1.233cm" svg:x="3.052cm" svg:y="13.023cm">
          <draw:text-box>
            <text:p text:style-name="P3"><text:span text:style-name="T1">65 <text:s/>70 <text:s/>75 <text:s/>80 <text:s/>85 <text:s/>90</text:span></text:p>
          </draw:text-box>
        </draw:frame>
        <draw:line draw:style-name="gr4" draw:text-style-name="P2" draw:layer="layout" svg:x1="16.291cm" svg:y1="2.296cm" svg:x2="16.196cm" svg:y2="2.296cm">
          <text:p/>
        </draw:line>
        <draw:frame draw:style-name="gr5" draw:text-style-name="P4" draw:layer="layout" svg:width="4.553cm" svg:height="1.174cm" svg:x="5.944cm" svg:y="14.117cm">
          <draw:text-box>
            <text:p text:style-name="P3"><text:span text:style-name="T2">px (pixels)</text:span></text:p>
          </draw:text-box>
        </draw:frame>
        <draw:frame draw:style-name="gr5" draw:text-style-name="P4" draw:layer="layout" svg:width="2.567cm" svg:height="1.233cm" draw:transform="rotate (1.5707963267949) translate (13.87cm 8.551cm)">
          <draw:text-box>
            <text:p text:style-name="P3"><text:span text:style-name="T1">F (N)</text:span></text:p>
          </draw:text-box>
        </draw:frame>
        <draw:frame draw:style-name="gr5" draw:text-style-name="P4" draw:layer="layout" svg:width="1.348cm" svg:height="1.233cm" svg:x="14.803cm" svg:y="1.526cm">
          <draw:text-box>
            <text:p text:style-name="P3"><text:span text:style-name="T1">12</text:span></text:p>
          </draw:text-box>
        </draw:frame>
        <draw:frame draw:style-name="gr5" draw:text-style-name="P4" draw:layer="layout" svg:width="1.057cm" svg:height="1.233cm" svg:x="15.49cm" svg:y="11.753cm">
          <draw:text-box>
            <text:p text:style-name="P3"><text:span text:style-name="T1">0</text:span></text:p>
          </draw:text-box>
        </draw:frame>
        <draw:frame draw:style-name="gr5" draw:text-style-name="P4" draw:layer="layout" svg:width="1.057cm" svg:height="1.233cm" svg:x="15.49cm" svg:y="10.067cm">
          <draw:text-box>
            <text:p text:style-name="P3"><text:span text:style-name="T1">2</text:span></text:p>
          </draw:text-box>
        </draw:frame>
        <draw:frame draw:style-name="gr5" draw:text-style-name="P4" draw:layer="layout" svg:width="1.057cm" svg:height="1.233cm" svg:x="15.49cm" svg:y="8.388cm">
          <draw:text-box>
            <text:p text:style-name="P3"><text:span text:style-name="T1">4</text:span></text:p>
          </draw:text-box>
        </draw:frame>
        <draw:frame draw:style-name="gr5" draw:text-style-name="P4" draw:layer="layout" svg:width="1.057cm" svg:height="1.233cm" svg:x="15.49cm" svg:y="6.747cm">
          <draw:text-box>
            <text:p text:style-name="P3"><text:span text:style-name="T1">6</text:span></text:p>
          </draw:text-box>
        </draw:frame>
        <draw:frame draw:style-name="gr5" draw:text-style-name="P4" draw:layer="layout" svg:width="1.057cm" svg:height="1.233cm" svg:x="15.49cm" svg:y="5.005cm">
          <draw:text-box>
            <text:p text:style-name="P3"><text:span text:style-name="T1">8</text:span></text:p>
          </draw:text-box>
        </draw:frame>
        <draw:frame draw:style-name="gr5" draw:text-style-name="P4" draw:layer="layout" svg:width="2.567cm" svg:height="1.233cm" draw:transform="rotate (1.5707963267949) translate (0.87cm 8.551cm)">
          <draw:text-box>
            <text:p text:style-name="P3"><text:span text:style-name="T1">F (N)</text:span></text:p>
          </draw:text-box>
        </draw:frame>
        <draw:frame draw:style-name="gr5" draw:text-style-name="P4" draw:layer="layout" svg:width="1.057cm" svg:height="1.233cm" svg:x="20.158cm" svg:y="13.023cm">
          <draw:text-box>
            <text:p text:style-name="P3"><text:span text:style-name="T1">4</text:span></text:p>
          </draw:text-box>
        </draw:frame>
        <draw:frame draw:style-name="gr5" draw:text-style-name="P4" draw:layer="layout" svg:width="1.057cm" svg:height="1.233cm" svg:x="23.756cm" svg:y="13.027cm">
          <draw:text-box>
            <text:p text:style-name="P3"><text:span text:style-name="T1">8</text:span></text:p>
          </draw:text-box>
        </draw:frame>
        <draw:frame draw:style-name="gr5" draw:text-style-name="P4" draw:layer="layout" svg:width="1.057cm" svg:height="1.233cm" svg:x="21.925cm" svg:y="10.614cm">
          <draw:text-box>
            <text:p text:style-name="P3"><text:span text:style-name="T1">k</text:span></text:p>
          </draw:text-box>
        </draw:frame>
        <draw:frame draw:style-name="gr5" draw:text-style-name="P4" draw:layer="layout" svg:width="1.057cm" svg:height="1.233cm" svg:x="22.55cm" svg:y="11.122cm">
          <draw:text-box>
            <text:p text:style-name="P3"><text:span text:style-name="T1">1</text:span></text:p>
          </draw:text-box>
        </draw:frame>
        <draw:line draw:style-name="gr2" draw:text-style-name="P2" draw:layer="layout" svg:x1="21.766cm" svg:y1="10.297cm" svg:x2="21.604cm" svg:y2="10.297cm">
          <text:p/>
        </draw:line>
        <draw:line draw:style-name="gr2" draw:text-style-name="P2" draw:layer="layout" svg:x1="21.501cm" svg:y1="10.265cm" svg:x2="21.343cm" svg:y2="10.265cm">
          <text:p/>
        </draw:line>
        <draw:line draw:style-name="gr2" draw:text-style-name="P2" draw:layer="layout" svg:x1="21.238cm" svg:y1="10.269cm" svg:x2="21.078cm" svg:y2="10.277cm">
          <text:p/>
        </draw:line>
        <draw:line draw:style-name="gr2" draw:text-style-name="P2" draw:layer="layout" svg:x1="20.979cm" svg:y1="10.276cm" svg:x2="20.813cm" svg:y2="10.276cm">
          <text:p/>
        </draw:line>
        <draw:line draw:style-name="gr2" draw:text-style-name="P2" draw:layer="layout" svg:x1="17.579cm" svg:y1="10.265cm" svg:x2="17.416cm" svg:y2="10.27cm">
          <text:p/>
        </draw:line>
        <draw:line draw:style-name="gr2" draw:text-style-name="P2" draw:layer="layout" svg:x1="17.314cm" svg:y1="10.269cm" svg:x2="17.155cm" svg:y2="10.269cm">
          <text:p/>
        </draw:line>
        <draw:line draw:style-name="gr2" draw:text-style-name="P2" draw:layer="layout" svg:x1="17.05cm" svg:y1="10.276cm" svg:x2="16.891cm" svg:y2="10.28cm">
          <text:p/>
        </draw:line>
        <draw:line draw:style-name="gr2" draw:text-style-name="P2" draw:layer="layout" svg:x1="16.828cm" svg:y1="10.279cm" svg:x2="16.661cm" svg:y2="10.285cm">
          <text:p/>
        </draw:line>
        <draw:line draw:style-name="gr2" draw:text-style-name="P2" draw:layer="layout" svg:x1="19.614cm" svg:y1="10.262cm" svg:x2="19.452cm" svg:y2="10.262cm">
          <text:p/>
        </draw:line>
        <draw:line draw:style-name="gr2" draw:text-style-name="P2" draw:layer="layout" svg:x1="19.349cm" svg:y1="10.265cm" svg:x2="19.191cm" svg:y2="10.265cm">
          <text:p/>
        </draw:line>
        <draw:line draw:style-name="gr2" draw:text-style-name="P2" draw:layer="layout" svg:x1="19.086cm" svg:y1="10.269cm" svg:x2="18.926cm" svg:y2="10.277cm">
          <text:p/>
        </draw:line>
        <draw:line draw:style-name="gr2" draw:text-style-name="P2" draw:layer="layout" svg:x1="18.827cm" svg:y1="10.276cm" svg:x2="18.665cm" svg:y2="10.276cm">
          <text:p/>
        </draw:line>
        <draw:line draw:style-name="gr2" draw:text-style-name="P2" draw:layer="layout" svg:x1="18.591cm" svg:y1="10.262cm" svg:x2="18.429cm" svg:y2="10.262cm">
          <text:p/>
        </draw:line>
        <draw:line draw:style-name="gr2" draw:text-style-name="P2" draw:layer="layout" svg:x1="18.326cm" svg:y1="10.265cm" svg:x2="18.168cm" svg:y2="10.265cm">
          <text:p/>
        </draw:line>
        <draw:line draw:style-name="gr2" draw:text-style-name="P2" draw:layer="layout" svg:x1="18.063cm" svg:y1="10.269cm" svg:x2="17.903cm" svg:y2="10.277cm">
          <text:p/>
        </draw:line>
        <draw:line draw:style-name="gr2" draw:text-style-name="P2" draw:layer="layout" svg:x1="17.804cm" svg:y1="10.276cm" svg:x2="17.638cm" svg:y2="10.276cm">
          <text:p/>
        </draw:line>
        <draw:line draw:style-name="gr2" draw:text-style-name="P2" draw:layer="layout" svg:x1="20.672cm" svg:y1="10.262cm" svg:x2="20.51cm" svg:y2="10.262cm">
          <text:p/>
        </draw:line>
        <draw:line draw:style-name="gr2" draw:text-style-name="P2" draw:layer="layout" svg:x1="20.408cm" svg:y1="10.265cm" svg:x2="20.249cm" svg:y2="10.265cm">
          <text:p/>
        </draw:line>
        <draw:line draw:style-name="gr2" draw:text-style-name="P2" draw:layer="layout" svg:x1="20.144cm" svg:y1="10.269cm" svg:x2="19.984cm" svg:y2="10.277cm">
          <text:p/>
        </draw:line>
        <draw:line draw:style-name="gr2" draw:text-style-name="P2" draw:layer="layout" svg:x1="19.886cm" svg:y1="10.276cm" svg:x2="19.72cm" svg:y2="10.276cm">
          <text:p/>
        </draw:line>
        <draw:line draw:style-name="gr2" draw:text-style-name="P2" draw:layer="layout" svg:x1="16.581cm" svg:y1="10.279cm" svg:x2="16.414cm" svg:y2="10.285cm">
          <text:p/>
        </draw:line>
        <draw:frame draw:style-name="gr9" draw:text-style-name="P2" draw:layer="layout" svg:width="0.867cm" svg:height="0.786cm" svg:x="5.073cm" svg:y="14.369cm">
          <draw:image xlink:href="Pictures/100002010000002A000000266FF4594533CF6B15.png" xlink:type="simple" xlink:show="embed" xlink:actuate="onLoad">
            <text:p/>
          </draw:image>
        </draw:frame>
        <draw:frame draw:style-name="gr9" draw:text-style-name="P2" draw:layer="layout" svg:width="0.867cm" svg:height="0.786cm" svg:x="19.71cm" svg:y="14.439cm">
          <draw:image xlink:href="Pictures/100002010000002A000000266FF4594533CF6B15.png" xlink:type="simple" xlink:show="embed" xlink:actuate="onLoad">
            <text:p/>
          </draw:image>
        </draw:frame>
        <draw:frame draw:style-name="gr5" draw:text-style-name="P4" draw:layer="layout" svg:width="1.057cm" svg:height="1.233cm" svg:x="26.226cm" svg:y="6.225cm">
          <draw:text-box>
            <text:p text:style-name="P3"><text:span text:style-name="T1">k</text:span></text:p>
          </draw:text-box>
        </draw:frame>
        <draw:frame draw:style-name="gr5" draw:text-style-name="P4" draw:layer="layout" svg:width="1.057cm" svg:height="1.233cm" svg:x="26.85cm" svg:y="6.733cm">
          <draw:text-box>
            <text:p text:style-name="P3"><text:span text:style-name="T1">2</text:span></text:p>
          </draw:text-box>
        </draw:frame>
        <draw:frame draw:style-name="gr5" draw:text-style-name="P4" draw:layer="layout" svg:width="1.442cm" svg:height="1.174cm" svg:x="3.433cm" svg:y="1.216cm">
          <draw:text-box>
            <text:p text:style-name="P3"><text:span text:style-name="T2"><text:s/></text:span><text:span text:style-name="T2">(a)</text:span></text:p>
          </draw:text-box>
        </draw:frame>
        <draw:path draw:style-name="gr4" draw:text-style-name="P2" draw:layer="layout" svg:width="0.366cm" svg:height="0.409cm" svg:x="3.376cm" svg:y="12.093cm" svg:viewBox="0 0 367 410" svg:d="M184 410c49 0 95-25 127-61 35-39 56-92 56-145 0-56-21-105-56-144-32-39-78-60-127-60s-96 21-128 60c-39 39-56 88-56 144 0 53 17 106 56 145 32 36 79 61 128 61z">
          <text:p/>
        </draw:path>
        <draw:path draw:style-name="gr4" draw:text-style-name="P2" draw:layer="layout" svg:width="0.367cm" svg:height="0.409cm" svg:x="3.697cm" svg:y="11.811cm" svg:viewBox="0 0 368 410" svg:d="M184 410c49 0 95-25 127-60 35-39 57-92 57-146 0-56-22-106-57-145-32-38-78-59-127-59-50 0-96 21-128 59-39 39-56 89-56 145 0 54 17 107 56 146 32 35 78 60 128 60z">
          <text:p/>
        </draw:path>
        <draw:path draw:style-name="gr4" draw:text-style-name="P2" draw:layer="layout" svg:width="0.367cm" svg:height="0.409cm" svg:x="4.374cm" svg:y="11.694cm" svg:viewBox="0 0 368 410" svg:d="M183 410c51 0 97-24 128-61 39-38 57-91 57-144 0-57-18-106-57-145-31-39-77-60-128-60-49 0-95 21-127 60-38 39-56 88-56 145 0 53 18 106 56 144 32 37 78 61 127 61z">
          <text:p/>
        </draw:path>
        <draw:path draw:style-name="gr4" draw:text-style-name="P2" draw:layer="layout" svg:width="0.367cm" svg:height="0.413cm" svg:x="5.774cm" svg:y="10.992cm" svg:viewBox="0 0 368 414" svg:d="M184 414c49 0 96-25 128-64 35-39 56-92 56-145 0-57-21-106-56-145-32-39-79-60-128-60s-95 21-127 60c-39 39-57 88-57 145 0 53 18 106 57 145 32 39 78 64 127 64z">
          <text:p/>
        </draw:path>
        <draw:path draw:style-name="gr4" draw:text-style-name="P2" draw:layer="layout" svg:width="0.37cm" svg:height="0.413cm" svg:x="6.773cm" svg:y="10.692cm" svg:viewBox="0 0 371 414" svg:d="M188 414c49 0 95-25 127-64 35-38 56-91 56-145 0-57-21-106-56-145-32-39-78-60-127-60-53 0-95 21-128 60-39 39-60 88-60 145 0 54 21 107 60 145 33 39 75 64 128 64z">
          <text:p/>
        </draw:path>
        <draw:path draw:style-name="gr4" draw:text-style-name="P2" draw:layer="layout" svg:width="0.37cm" svg:height="0.413cm" svg:x="8.075cm" svg:y="10.392cm" svg:viewBox="0 0 371 414" svg:d="M183 414c49 0 96-28 128-63 39-39 60-92 60-145 0-56-21-107-60-146-32-38-79-60-128-60s-95 22-127 60c-39 39-56 90-56 146 0 53 17 106 56 145 32 35 78 63 127 63z">
          <text:p/>
        </draw:path>
        <draw:path draw:style-name="gr4" draw:text-style-name="P2" draw:layer="layout" svg:width="0.367cm" svg:height="0.409cm" svg:x="8.974cm" svg:y="9.895cm" svg:viewBox="0 0 368 410" svg:d="M184 410c49 0 95-25 127-60 35-42 57-95 57-148s-22-103-57-142c-32-39-78-60-127-60-50 0-96 21-127 60-39 39-57 89-57 142s18 106 57 148c31 35 77 60 127 60z">
          <text:p/>
        </draw:path>
        <draw:path draw:style-name="gr4" draw:text-style-name="P2" draw:layer="layout" svg:width="0.367cm" svg:height="0.413cm" svg:x="9.775cm" svg:y="8.992cm" svg:viewBox="0 0 368 414" svg:d="M183 414c50 0 96-25 128-64 36-39 57-93 57-146 0-56-21-102-57-144-32-39-78-60-128-60-49 0-95 21-127 60-38 42-56 88-56 144 0 53 18 107 56 146 32 39 78 64 127 64z">
          <text:p/>
        </draw:path>
        <draw:path draw:style-name="gr4" draw:text-style-name="P2" draw:layer="layout" svg:width="0.37cm" svg:height="0.41cm" svg:x="10.174cm" svg:y="8.293cm" svg:viewBox="0 0 371 411" svg:d="M184 411c49 0 95-25 127-60 39-39 60-92 60-145 0-57-21-106-60-146-32-39-78-60-127-60s-95 21-127 60c-39 40-57 89-57 146 0 53 18 106 57 145 32 35 78 60 127 60z">
          <text:p/>
        </draw:path>
        <draw:path draw:style-name="gr4" draw:text-style-name="P2" draw:layer="layout" svg:width="0.367cm" svg:height="0.409cm" svg:x="10.576cm" svg:y="7.193cm" svg:viewBox="0 0 368 410" svg:d="M183 410c51 0 96-25 128-61 36-39 57-92 57-145 0-56-21-106-57-144-32-39-77-60-128-60-49 0-95 21-127 60-39 38-56 88-56 144 0 53 17 106 56 145 32 36 78 61 127 61z">
          <text:p/>
        </draw:path>
        <draw:path draw:style-name="gr4" draw:text-style-name="P2" draw:layer="layout" svg:width="0.367cm" svg:height="0.41cm" svg:x="11.274cm" svg:y="5.693cm" svg:viewBox="0 0 368 411" svg:d="M184 411c49 0 96-25 128-60 35-39 56-92 56-146 0-56-21-106-56-145-32-38-79-60-128-60-50 0-96 22-127 60-39 39-57 89-57 145 0 54 18 107 57 146 31 35 77 60 127 60z">
          <text:p/>
        </draw:path>
        <draw:path draw:style-name="gr4" draw:text-style-name="P2" draw:layer="layout" svg:width="0.37cm" svg:height="0.409cm" svg:x="11.673cm" svg:y="3.894cm" svg:viewBox="0 0 371 410" svg:d="M187 410c46 0 95-25 127-61 35-38 57-91 57-144 0-57-22-106-57-145-32-39-81-60-127-60-53 0-95 21-127 60-39 39-60 88-60 145 0 53 21 106 60 144 32 36 74 61 127 61z">
          <text:p/>
        </draw:path>
        <draw:frame draw:style-name="gr5" draw:text-style-name="P4" draw:layer="layout" svg:width="1.501cm" svg:height="1.174cm" svg:x="17.304cm" svg:y="1.156cm">
          <draw:text-box>
            <text:p text:style-name="P3"><text:span text:style-name="T2"><text:s/></text:span><text:span text:style-name="T2">(b)</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ce style:name="Liberation Serif" svg:font-family="'Liberation Serif'"/>
    <style:font-face style:name="Liberation Sans" svg:font-family="'Liberation Sans'" style:font-family-generic="roman" style:font-pitch="variable"/>
    <style:font-face style:name="Liberation Serif1" svg:font-family="'Liberation Serif'"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7.996cm" fo:page-height="15.7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2-03-12T16:59:04.485011885</dc:date>
    <meta:editing-duration>PT17S</meta:editing-duration>
    <meta:editing-cycles>1</meta:editing-cycles>
    <meta:document-statistic meta:object-count="281"/>
    <meta:generator>LibreOffice/6.0.7.3$Linux_X86_64 LibreOffice_project/00m0$Build-3</meta:generator>
  </office:meta>
</office:document-meta>
</file>